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Standard" style:list-style-name="List_20_1">
      <style:text-properties officeooo:rsid="0018cc26" officeooo:paragraph-rsid="0018cc26"/>
    </style:style>
    <style:style style:name="T1" style:family="text">
      <style:text-properties officeooo:rsid="001912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31003534043145554" text:style-name="List_20_1">
        <text:list-item>
          <text:p text:style-name="P1">first</text:p>
        </text:list-item>
        <text:list-item>
          <text:p text:style-name="P1">second</text:p>
          <text:list>
            <text:list-item>
              <text:p text:style-name="P1">second, A</text:p>
            </text:list-item>
            <text:list-item>
              <text:p text:style-name="P1">second, B</text:p>
              <text:list>
                <text:list-item>
                  <text:p text:style-name="P1">second, B, A</text:p>
                </text:list-item>
              </text:list>
            </text:list-item>
          </text:list>
        </text:list-item>
        <text:list-item>
          <text:p text:style-name="P1">thir<text:span text:style-name="T1">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5:58:57.077692154</meta:creation-date>
    <dc:date>2014-09-17T16:02:50.923900803</dc:date>
    <meta:editing-duration>P0D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6" meta:word-count="16" meta:character-count="52" meta:non-whitespace-character-count="48"/>
  </office:meta>
</office:document-meta>
</file>